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230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9.6791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Sour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p/Arduino-UNO-R3.step</text:p>
          </table:table-cell>
          <table:table-cell office:value-type="string" calcext:value-type="string">
            <text:p/>
            <text:p>Đậu Thành Trung</text:p>
          </table:table-cell>
          <table:table-cell office:value-type="string" calcext:value-type="string">
            <text:p><text:a xlink:href="https://grabcad.com/library/arduino-uno-r3-11" xlink:type="simple">https://grabcad.com/library/arduino-uno-r3-11</text:a>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1">stp/</text:span>Polulu-5v-step-up-step-down-voltage-regulator-s13v30f5.step</text:p>
          </table:table-cell>
          <table:table-cell office:value-type="string" calcext:value-type="string">
            <text:p>Polulu Corp</text:p>
          </table:table-cell>
          <table:table-cell office:value-type="string" calcext:value-type="string">
            <text:p><text:a xlink:href="https://www.pololu.com/file/0J1808/5v-step-up-step-down-voltage-regulator-s13v30f5.step" xlink:type="simple">https://www.pololu.com/file/0J1808/5v-step-up-step-down-voltage-regulator-s13v30f5.step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stp/</text:span>RaspberryPi3-ModelB.stp</text:p>
          </table:table-cell>
          <table:table-cell office:value-type="string" calcext:value-type="string">
            <text:p>Mechatronics Art</text:p>
          </table:table-cell>
          <table:table-cell office:value-type="string" calcext:value-type="string">
            <text:p>https://grabcad.com/library/raspberry-pi-3-model-b-reference-design-rpi-raspberrypi-raspberry-pi-solidworks-cad-assembly-1/details?folder_id=3899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p/RaspberryPiPico-R3.step</text:p>
          </table:table-cell>
          <table:table-cell office:value-type="string" calcext:value-type="string">
            <text:p>RaspberryPi Foundation</text:p>
          </table:table-cell>
          <table:table-cell office:value-type="string" calcext:value-type="string">
            <text:p><text:a xlink:href="https://www.raspberrypi.com/documentation/microcontrollers/raspberry-pi-pico.html" xlink:type="simple">https://www.raspberrypi.com/documentation/microcontrollers/raspberry-pi-pico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p/RaspberryPiPicoW-NoPins.step</text:p>
          </table:table-cell>
          <table:table-cell office:value-type="string" calcext:value-type="string">
            <text:p>Scott Mudge</text:p>
          </table:table-cell>
          <table:table-cell office:value-type="string" calcext:value-type="string">
            <text:p>https://grabcad.com/library/raspberry-pi-pico-w-rp2040-no-pins-pins-and-socketed-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7T23:27:28.758752278</dc:date>
    <meta:editing-duration>PT34M31S</meta:editing-duration>
    <meta:editing-cycles>5</meta:editing-cycles>
    <meta:generator>LibreOffice/7.6.2.1$Linux_X86_64 LibreOffice_project/60$Build-1</meta:generator>
    <meta:document-statistic meta:table-count="1" meta:cell-count="18" meta:object-count="0"/>
  </office:meta>
</office:document-meta>
</file>